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i,<text:line-break/>had the same error after trying to connect with a recent thunderbird version. It simply didn't work, even if you just tried to create a new account in thunderbird.</text:p>
      <text:p text:style-name="Text_20_body">I solved this error by configuring tb correctly (!). Just import your created certificate into TB.<text:line-break/>Thunderbird: Tools--&gt;Options--&gt;Advanced--&gt;View Certificates--&gt;Servers--&gt;Add Exception<text:line-break/>Location: yourserver:143 or yourserver:993 (depending on your config)</text:p>
      <text:p text:style-name="Text_20_body">After that i suddenly had no problems logging into my mailserver, the error message disappeared:-)<text:line-break/>Hope this info helps all the people, who might stumble over it.</text:p>
      <text:list xml:id="list494775684" text:style-name="L1">
        <text:list-item>
          <text:p text:style-name="P2"><text:a xlink:type="simple" xlink:href="https://workaround.org/comment/reply/380/2509">reply</text:a></text:p>
        </text:list-item>
      </text:list>
      <text:h text:style-name="Heading_20_3" text:outline-level="3"><text:bookmark text:name="comment-3214"/><text:a xlink:type="simple" xlink:href="https://workaround.org/comment/3214#comment-3214">better solution</text:a></text:h>
      <text:p text:style-name="Text_20_body">Submitted by Anonymous on <text:a xlink:type="simple" xlink:href="https://workaround.org/comment/3214#comment-3214">Sun, 03/30/2014 - 00:43</text:a></text:p>
      <text:p text:style-name="Text_20_body">Adding exceptions may be a solution if there are only a few users connecting with Thunderbird.</text:p>
      <text:p text:style-name="Text_20_body">But the correct solution for StartSSL Certs is:<text:line-break/>- Add a line like this in your config: ssl_ca = &lt;/path/to/your/certs/ca-bundle.pem<text:line-break/>- Add content of sub.classX.server.ca.pem into your dovecot.pem</text:p>
      <text:p text:style-name="Preformatted_20_Text">wget http://www.startssl.com/certs/ca.pem -O /tmp/ca.pem</text:p>
      <text:p text:style-name="P3"><text:s/>openssl s_client -CAfile /tmp/ca.pem -connect mail.example.org:99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3:00:37</meta:creation-date>
    <dc:date>2014-04-12T13:10:47</dc:date>
    <meta:editing-duration>PT9M43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0" meta:word-count="156" meta:character-count="1064" meta:non-whitespace-character-count="923"/>
  </office:meta>
</office:document-meta>
</file>